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Cancell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Cancellation">
            <text:p>OrderCancellation</text:p>
          </table:table-cell>
          <table:table-cell table:style-name="ce8" office:value-type="string" office:string-value="Order Cancellation. Details">
            <text:p>Order Cancellation. Details</text:p>
          </table:table-cell>
          <table:table-cell table:style-name="ce8" office:value-type="string" office:string-value=""/>
          <table:table-cell table:style-name="ce8" office:value-type="string" office:string-value="Order Cancellation">
            <text:p>Order Cancell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cancel an entire Order.">
            <text:p>A document used to cancel an entire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Order Cancellation. UBL Version Identifier. Identifier">
            <text:p>Order Cancellation. UBL Version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Order Cancellation. Customization Identifier. Identifier">
            <text:p>Order Cancellation. Customization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Order Cancellation. Profile Identifier. Identifier">
            <text:p>Order Cancellation. Profile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Order Cancellation. Profile Execution Identifier. Identifier">
            <text:p>Order Cancellation. Profile Execution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Order Cancellation. Identifier">
            <text:p>Order Cancellation.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Order Cancellation. Copy_ Indicator. Indicator">
            <text:p>Order Cancellation. Copy_ Indicator. Indicator</text:p>
          </table:table-cell>
          <table:table-cell table:style-name="ce9" office:value-type="string" office:string-value=""/>
          <table:table-cell office:value-type="string" table:style-name="ce9" office:string-value="Order Cancellation">
            <text:p>Order Cancell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mandatory">
            <text:p>Change from Previous Version: made mandatory</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Order Cancellation. UUID. Identifier">
            <text:p>Order Cancellation. UUID.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Order Cancellation. Issue Date. Date">
            <text:p>Order Cancellation. Issue Date. Date</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Order Cancellation. Issue Time. Time">
            <text:p>Order Cancellation. Issue Time. Time</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Order Cancellation. Note. Text">
            <text:p>Order Cancellation. Note. Text</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ancellationNote">
            <text:p>CancellationNote</text:p>
          </table:table-cell>
          <table:table-cell office:value-type="string" table:style-name="ce9" office:string-value="Order Cancellation. Cancellation_ Note. Text">
            <text:p>Order Cancellation. Cancellation_ Note. Text</text:p>
          </table:table-cell>
          <table:table-cell table:style-name="ce9" office:value-type="string" office:string-value=""/>
          <table:table-cell office:value-type="string" table:style-name="ce9" office:string-value="Order Cancellation">
            <text:p>Order Cancellation</text:p>
          </table:table-cell>
          <table:table-cell office:value-type="string" table:style-name="ce9" office:string-value="Cancellation">
            <text:p>Cancellation</text:p>
          </table:table-cell>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n">
            <text:p>1..n</text:p>
          </table:table-cell>
          <table:table-cell office:value-type="string" table:style-name="ce9" office:string-value="BBIE">
            <text:p>BBIE</text:p>
          </table:table-cell>
          <table:table-cell office:value-type="string" table:style-name="ce9" office:string-value="The general reason for cancellation of the referenced order.">
            <text:p>The general reason for cancellation of the referenced or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OrderReference">
            <text:p>OrderReference</text:p>
          </table:table-cell>
          <table:table-cell table:style-name="ce10" office:value-type="string" office:string-value="Order Cancellation. Order Reference">
            <text:p>Order Cancellation. Order Referenc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reference to the Order being cancelled. While multiple references are allowed, it is considered better practice to cancel only one Order in each Order Cancellation document.">
            <text:p>A reference to the Order being cancelled. While multiple references are allowed, it is considered better practice to cancel only one Order in each Order Cancellation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OriginatorDocumentReference">
            <text:p>OriginatorDocumentReference</text:p>
          </table:table-cell>
          <table:table-cell table:style-name="ce10" office:value-type="string" office:string-value="Order Cancellation. Originator_ Document Reference. Document Reference">
            <text:p>Order Cancellation. Originator_ Document Reference. Document Referenc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AdditionalDocumentReference">
            <text:p>AdditionalDocumentReference</text:p>
          </table:table-cell>
          <table:table-cell table:style-name="ce10" office:value-type="string" office:string-value="Order Cancellation. Additional_ Document Reference. Document Reference">
            <text:p>Order Cancellation. Additional_ Document Reference. Document Referenc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
            <text:p>Contract</text:p>
          </table:table-cell>
          <table:table-cell table:style-name="ce10" office:value-type="string" office:string-value="Order Cancellation. Contract">
            <text:p>Order Cancellation. Contract</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associated with the original Order(s).">
            <text:p>A contract associated with the original Order(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Order Cancellation. Signature">
            <text:p>Order Cancellation. Signatur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10" office:value-type="string" office:string-value="Order Cancellation. Buyer_ Customer Party. Customer Party">
            <text:p>Order Cancellation. Buyer_ Customer Party. Customer Party</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10" office:value-type="string" office:string-value="Order Cancellation. Seller_ Supplier Party. Supplier Party">
            <text:p>Order Cancellation. Seller_ Supplier Party. Supplier Party</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0]"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OriginatorCustomerParty">
            <text:p>OriginatorCustomerParty</text:p>
          </table:table-cell>
          <table:table-cell table:style-name="ce10" office:value-type="string" office:string-value="Order Cancellation. Originator_ Customer Party. Customer Party">
            <text:p>Order Cancellation. Originator_ Customer Party. Customer Party</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